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38800000FFB6256CAB0215D356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6384" table:default-cell-style-name="Default"/>
        <table:table-row table:style-name="ro1">
          <table:table-cell table:style-name="ce1" office:value-type="float" office:value="1" calcext:value-type="float">
            <text:p>1</text:p>
            <draw:frame table:end-cell-address="工作表1.V18" table:end-x="1.933cm" table:end-y="1.946cm" draw:z-index="0" draw:name="图像 1" draw:style-name="gr1" draw:text-style-name="P1" table:table-background="true" svg:width="43.938cm" svg:height="35.95cm" svg:x="0cm" svg:y="0cm">
              <draw:image xlink:href="Pictures/100000010000138800000FFB6256CAB0215D356C.png" xlink:type="simple" xlink:show="embed" xlink:actuate="onLoad" draw:mime-type="image/png">
                <text:p/>
              </draw:image>
            </draw:frame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636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636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636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636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6366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636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1636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6366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636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6366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number-columns-repeated="1636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16366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636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52" calcext:value-type="float">
            <text:p>252</text:p>
          </table:table-cell>
          <table:table-cell table:number-columns-repeated="1636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6366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8" calcext:value-type="float">
            <text:p>288</text:p>
          </table:table-cell>
          <table:table-cell table:number-columns-repeated="1636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style-name="ce1" office:value-type="float" office:value="304" calcext:value-type="float">
            <text:p>30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636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1636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00/00/00</text:date>, <text:time style:data-style-name="N2" text:time-value="17:57:48.382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09:56:17.146000000</meta:creation-date>
    <dc:date>2023-10-31T17:58:19.115000000</dc:date>
    <meta:editing-duration>PT1H8M28S</meta:editing-duration>
    <meta:editing-cycles>2</meta:editing-cycles>
    <meta:generator>LibreOffice/7.6.1.2$Windows_X86_64 LibreOffice_project/f5defcebd022c5bc36bbb79be232cb6926d8f674</meta:generator>
    <meta:document-statistic meta:table-count="1" meta:cell-count="324" meta:object-count="1"/>
  </office:meta>
</office:document-meta>
</file>